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Liberation Serif" svg:font-family="'Liberation Serif'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style:font-name="Century Gothic1" fo:font-size="16pt" fo:language="ca" fo:country="ES" fo:font-weight="bold" officeooo:rsid="001cedd5" officeooo:paragraph-rsid="001cedd5" style:font-size-asian="16pt" style:font-weight-asian="bold" style:font-size-complex="16pt" style:font-weight-complex="bold"/>
    </style:style>
    <style:style style:name="P2" style:family="paragraph" style:parent-style-name="Standard">
      <style:paragraph-properties style:writing-mode="lr-tb"/>
      <style:text-properties style:font-name="Century Gothic1" fo:language="ca" fo:country="ES" officeooo:rsid="001b8bba" officeooo:paragraph-rsid="001cedd5"/>
    </style:style>
    <style:style style:name="P3" style:family="paragraph" style:parent-style-name="Standard">
      <style:paragraph-properties style:writing-mode="lr-tb"/>
      <style:text-properties style:font-name="Century Gothic1" fo:font-size="14pt" fo:language="ca" fo:country="ES" officeooo:rsid="001cedd5" officeooo:paragraph-rsid="001cedd5" style:font-size-asian="14pt" style:font-size-complex="14pt"/>
    </style:style>
    <style:style style:name="P4" style:family="paragraph" style:parent-style-name="Standard">
      <style:paragraph-properties style:writing-mode="lr-tb"/>
      <style:text-properties style:font-name="Century Gothic1" fo:language="ca" fo:country="ES" officeooo:rsid="001cedd5" officeooo:paragraph-rsid="001cedd5"/>
    </style:style>
    <style:style style:name="P5" style:family="paragraph" style:parent-style-name="Standard">
      <style:paragraph-properties style:writing-mode="lr-tb"/>
      <style:text-properties style:font-name="Century Gothic1" fo:language="ca" fo:country="ES" officeooo:rsid="001b8bba" officeooo:paragraph-rsid="0021ca70"/>
    </style:style>
    <style:style style:name="P6" style:family="paragraph" style:parent-style-name="Standard" style:list-style-name="L1">
      <style:paragraph-properties style:writing-mode="lr-tb"/>
      <style:text-properties officeooo:paragraph-rsid="0021ca70"/>
    </style:style>
    <style:style style:name="P7" style:family="paragraph" style:parent-style-name="Standard">
      <style:paragraph-properties style:writing-mode="lr-tb"/>
      <style:text-properties style:font-name="Century Gothic1" fo:language="ca" fo:country="ES" fo:font-weight="bold" officeooo:rsid="001b8bba" officeooo:paragraph-rsid="001cedd5" style:font-weight-asian="bold" style:font-weight-complex="bold"/>
    </style:style>
    <style:style style:name="T1" style:family="text">
      <style:text-properties officeooo:rsid="0021ca70"/>
    </style:style>
    <style:style style:name="T2" style:family="text">
      <style:text-properties style:font-name="Century Gothic1" fo:language="ca" fo:country="ES" officeooo:rsid="001b8bba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UNTAMENT DE MAÓ</text:p>
      <text:p text:style-name="P2"/>
      <text:p text:style-name="P3">MATRICULACIÓ <text:span text:style-name="T1">OBERTA A L’ESCOLA MUNICIPAL DE MAÓ</text:span></text:p>
      <text:p text:style-name="P4"/>
      <text:p text:style-name="P2">Feim públic que s'obre el termini de <text:span text:style-name="T1">matriculació als cursos de l’escola municipal de Mao.</text:span></text:p>
      <text:p text:style-name="P2"/>
      <text:p text:style-name="P5">Termini d'inscripció: </text:p>
      <text:list text:style-name="L1">
        <text:list-item>
          <text:p text:style-name="P6"><text:span text:style-name="T2">De forma telemàtica: del 25 d'octubre al 3 de novembre de 2024, mitjançant </text:span><text:a xlink:type="simple" xlink:href="http://www.carpetaciutadana.org/" text:style-name="Internet_20_link" text:visited-style-name="Visited_20_Internet_20_Link"><text:span text:style-name="T2">www.carpetaciutadana.org</text:span></text:a></text:p>
        </text:list-item>
        <text:list-item>
          <text:p text:style-name="P6"><text:span text:style-name="T2">De forma presencial, amb cita prèvia: Els dies 29 i 30 d'octubre de 2024, a l'oficina de l'Escola, al Claustre del Carme.</text:span></text:p>
        </text:list-item>
      </text:list>
      <text:p text:style-name="P2"/>
      <text:p text:style-name="P2"/>
      <text:p text:style-name="P7">Informació:</text:p>
      <text:p text:style-name="P2">Lloc: <text:span text:style-name="T3">Claustre</text:span> del Carme, 5. 1r pis</text:p>
      <text:p text:style-name="P2">MAÓ</text:p>
      <text:p text:style-name="P5">Tel. 971 36 20 21</text:p>
      <text:p text:style-name="P5">a/e: <text:a xlink:type="simple" xlink:href="mailto:escoles_municipals@ajmao.org" text:style-name="Internet_20_link" text:visited-style-name="Visited_20_Internet_20_Link">escoles_municipals@ajmao.org</text:a></text:p>
      <text:p text:style-name="P5"/>
      <text:p text:style-name="P5"/>
      <text:p text:style-name="P2">Horari: de dilluns a divendres, de 18 a 21 h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Liberation Serif" svg:font-family="'Liberation Serif'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.313535685</meta:creation-date>
    <dc:date>2024-10-29T09:24:18.311684778</dc:date>
    <meta:editing-duration>PT10M18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12" meta:word-count="91" meta:character-count="541" meta:non-whitespace-character-count="463"/>
  </office:meta>
</office:document-meta>
</file>